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4.9083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ae9e01" officeooo:paragraph-rsid="00ae9e01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af0e6c" officeooo:paragraph-rsid="00af0e6c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b02eb4" officeooo:paragraph-rsid="00b02eb4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1f963" officeooo:paragraph-rsid="00b1f96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360d4" officeooo:paragraph-rsid="00b3e14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3e147" officeooo:paragraph-rsid="00b5cb8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7a839" officeooo:paragraph-rsid="00b7a83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officeooo:rsid="0030f4a0" officeooo:paragraph-rsid="0030f4a0"/>
    </style:style>
    <style:style style:name="P1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b1f963"/>
    </style:style>
    <style:style style:name="P14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officeooo:paragraph-rsid="00b1f963"/>
    </style:style>
    <style:style style:name="P15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paragraph-rsid="00b3e147"/>
    </style:style>
    <style:style style:name="P16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officeooo:rsid="00b1f963" officeooo:paragraph-rsid="00b1f963"/>
    </style:style>
    <style:style style:name="P17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360d4" officeooo:paragraph-rsid="00b360d4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360d4" officeooo:paragraph-rsid="00b3e147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b7a839" officeooo:paragraph-rsid="00b7a839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b5cb84" officeooo:paragraph-rsid="00b5cb84"/>
    </style:style>
    <style:style style:name="P21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b7a839" officeooo:paragraph-rsid="00b7a839"/>
    </style:style>
    <style:style style:name="T1" style:family="text">
      <style:text-properties fo:font-size="10pt" officeooo:rsid="00617772" style:font-size-asian="10pt" style:font-size-complex="10pt"/>
    </style:style>
    <style:style style:name="T2" style:family="text">
      <style:text-properties fo:font-size="10pt" officeooo:rsid="00ae7233" style:font-size-asian="10pt" style:font-size-complex="10pt"/>
    </style:style>
    <style:style style:name="T3" style:family="text">
      <style:text-properties fo:font-size="10pt" officeooo:rsid="00ae9e01" style:font-size-asian="10pt" style:font-size-complex="10pt"/>
    </style:style>
    <style:style style:name="T4" style:family="text">
      <style:text-properties fo:font-size="10pt" officeooo:rsid="00c457c7" style:font-size-asian="10pt" style:font-size-complex="10pt"/>
    </style:style>
    <style:style style:name="T5" style:family="text">
      <style:text-properties fo:font-size="10pt" officeooo:rsid="00c49a8f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b1f963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b360d4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b3e147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b85d1d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b8c097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bb3103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bc27c0" style:font-size-asian="10pt" style:font-weight-asian="normal" style:font-size-complex="10pt" style:font-weight-complex="normal"/>
    </style:style>
    <style:style style:name="T14" style:family="text">
      <style:text-properties officeooo:rsid="0029ce57"/>
    </style:style>
    <style:style style:name="T15" style:family="text">
      <style:text-properties officeooo:rsid="00b02eb4"/>
    </style:style>
    <style:style style:name="T16" style:family="text">
      <style:text-properties officeooo:rsid="00b3e147"/>
    </style:style>
    <style:style style:name="T17" style:family="text">
      <style:text-properties officeooo:rsid="00b8c097"/>
    </style:style>
    <style:style style:name="T18" style:family="text">
      <style:text-properties officeooo:rsid="00bb3103"/>
    </style:style>
    <style:style style:name="T19" style:family="text">
      <style:text-properties officeooo:rsid="00c49a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ame</text:p>
          </table:table-cell>
          <table:table-cell table:style-name="Table1.B1" office:value-type="string">
            <text:p text:style-name="P12"><text:span text:style-name="T1">Ex</text:span><text:span text:style-name="T5">2</text:span><text:span text:style-name="T1">_</text:span><text:span text:style-name="T2">6 </text:span><text:span text:style-name="T3">BASIC NETWORKING – </text:span><text:span text:style-name="T4">PART I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Challenge</text:span> </text:p>
          </table:table-cell>
          <table:table-cell table:style-name="Table1.B2" office:value-type="string">
            <text:p text:style-name="P1">Establish a basic socket connection </text:p>
          </table:table-cell>
        </table:table-row>
        <table:table-row table:style-name="Table1.1">
          <table:table-cell table:style-name="Table1.A3" office:value-type="string">
            <text:p text:style-name="P11">Prereqs</text:p>
          </table:table-cell>
          <table:table-cell table:style-name="Table1.B4" office:value-type="string">
            <text:p text:style-name="P2">socket module</text:p>
          </table:table-cell>
        </table:table-row>
        <table:table-row table:style-name="Table1.1">
          <table:table-cell table:style-name="Table1.A3" office:value-type="string">
            <text:p text:style-name="P11">Narrative</text:p>
          </table:table-cell>
          <table:table-cell table:style-name="Table1.B4" office:value-type="string">
            <text:p text:style-name="P2">This first network connection will be <text:span text:style-name="T16">gradually</text:span> built out as we discuss python basics such as variables, functions, lists, dictionaries, iteration, and exception handling over the <text:span text:style-name="T15">next three exercises</text:span>. <text:s/><text:span text:style-name="T18">We will discuss these scripts line-by-line.</text:span></text:p>
            <text:p text:style-name="P2"/>
            <text:p text:style-name="P3">There will be one flag available for completing each of these first three introductory lessons (Ex<text:span text:style-name="T19">2</text:span>_6 – 8). <text:s text:c="2"/></text:p>
          </table:table-cell>
        </table:table-row>
        <table:table-row table:style-name="Table1.5">
          <table:table-cell table:style-name="Table1.A1" office:value-type="string">
            <text:p text:style-name="P10">Instructions</text:p>
          </table:table-cell>
          <table:table-cell table:style-name="Table1.B5" office:value-type="string">
            <text:p text:style-name="P13"><text:span text:style-name="T7">Create a new script (.py) that will be your port scanner. <text:s/>This first version only requires </text:span><text:span text:style-name="T8">6</text:span><text:span text:style-name="T7"> lines of code. <text:s/>You don’t need to write any functions, loops, exception handling etc. <text:s/>You can add those things now if you feel comfortable doing so.</text:span></text:p>
            <text:p text:style-name="P4"><text:s/></text:p>
            <text:list xml:id="list1699627704295979303" text:style-name="L1">
              <text:list-item>
                <text:p text:style-name="P14"><text:span text:style-name="T8">[Line 1] </text:span><text:span text:style-name="T7">Import the socket module</text:span></text:p>
              </text:list-item>
              <text:list-item>
                <text:p text:style-name="P16"><text:span text:style-name="T8">[Line 2] </text:span><text:span text:style-name="T6">Set the default socket timeout to </text:span><text:span text:style-name="T9">1</text:span><text:span text:style-name="T6"> second <text:s/></text:span><text:span text:style-name="T13">(important)</text:span></text:p>
              </text:list-item>
              <text:list-item>
                <text:p text:style-name="P16"><text:span text:style-name="T8">[Line 3] </text:span><text:span text:style-name="T6">Create </text:span><text:span text:style-name="T9">the</text:span><text:span text:style-name="T6"> socket object</text:span></text:p>
              </text:list-item>
              <text:list-item>
                <text:p text:style-name="P16"><text:span text:style-name="T8">[Line 4] </text:span><text:span text:style-name="T6">Connect </text:span><text:span text:style-name="T8">the socket </text:span><text:span text:style-name="T6">to the address 192.168.</text:span><text:span text:style-name="T8">##,</text:span><text:span text:style-name="T9">22 <text:s/></text:span><text:span text:style-name="T11">(classroom server IP)</text:span></text:p>
              </text:list-item>
              <text:list-item>
                <text:p text:style-name="P17">[Line 5] Receive the first 1024 bytes from the socket and save to a variable</text:p>
              </text:list-item>
              <text:list-item>
                <text:p text:style-name="P18">[Line 6] Print the data received to the screen</text:p>
              </text:list-item>
            </text:list>
            <text:p text:style-name="P5"/>
            <text:p text:style-name="P7">The<text:span text:style-name="T17">re’s a</text:span> <text:span text:style-name="T17">classroom </text:span>server listening on several ports. <text:s/><text:span text:style-name="T17">The following section can only be completed in the classroom.</text:span></text:p>
            <text:p text:style-name="P6"><text:s text:c="2"/></text:p>
            <text:list xml:id="list7560808469186233899" text:style-name="L2">
              <text:list-item>
                <text:p text:style-name="P15"><text:span text:style-name="T9">Change your script to hit port 8081 instead of 22 and run </text:span><text:span text:style-name="T10">it</text:span><text:span text:style-name="T9"> again. <text:s/>What happened?</text:span></text:p>
              </text:list-item>
              <text:list-item>
                <text:p text:style-name="P20"><text:span text:style-name="T9">Y</text:span><text:span text:style-name="T6">our script should have got tired of waiting and hit its timeout.</text:span></text:p>
              </text:list-item>
              <text:list-item>
                <text:p text:style-name="P19">If you hadn’t set a default timeout, how long would it have continued to wait?</text:p>
              </text:list-item>
              <text:list-item>
                <text:p text:style-name="P20"><text:span text:style-name="T10">Comment out (#) </text:span><text:span text:style-name="T6">the line where you set the default timeout and run your script again….</text:span><text:span text:style-name="T10">don’t end the script, </text:span><text:span text:style-name="T12">let it continue to wait</text:span><text:span text:style-name="T10">.</text:span></text:p>
              </text:list-item>
              <text:list-item>
                <text:p text:style-name="P21"><text:span text:style-name="T9">H</text:span><text:span text:style-name="T6">ad I not programmed the port to eventually send you a message, that thread would have hung forever! <text:s/>This can happen if your connection is not rejected </text:span><text:span text:style-name="T10">and </text:span><text:span text:style-name="T6">then for some reason the link between you and the server goes down </text:span><text:span text:style-name="T10">before you receive a response</text:span><text:span text:style-name="T6">. <text:s/>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68</meta:editing-cycles>
    <meta:creation-date>2016-06-29T12:46:00</meta:creation-date>
    <dc:date>2016-10-13T05:24:10.894672449</dc:date>
    <meta:editing-duration>PT14H11M30S</meta:editing-duration>
    <meta:generator>LibreOffice/5.1.5.2$Linux_X86_64 LibreOffice_project/10$Build-2</meta:generator>
    <meta:document-statistic meta:table-count="1" meta:image-count="0" meta:object-count="0" meta:page-count="1" meta:paragraph-count="25" meta:word-count="313" meta:character-count="1797" meta:non-whitespace-character-count="149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